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7.428cm" fo:min-width="17.178cm" fo:padding-top="0.176cm" fo:padding-bottom="0.176cm" fo:padding-left="0.301cm" fo:padding-right="0.301cm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0.065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064cm" fo:min-width="0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065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102cm" svg:stroke-color="#00cc00" draw:marker-start-width="0.508cm" draw:marker-end-width="0.508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7.7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444cm" svg:height="0.445cm" svg:x="2.651cm" svg:y="8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444cm" svg:height="0.444cm" svg:x="17.001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0.445cm" svg:height="0.445cm" svg:x="4.263cm" svg:y="5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0.445cm" svg:height="0.445cm" svg:x="9.807cm" svg:y="17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444cm" svg:height="0.445cm" svg:x="12.218cm" svg:y="1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445cm" svg:height="0.445cm" svg:x="4.984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3.03cm" svg:y1="8.697cm" svg:x2="4.328cm" svg:y2="5.812cm" draw:start-shape="id1" draw:start-glue-point="11" draw:end-shape="id2" draw:end-glue-point="7" svg:d="M3030 8697l1298-2885" svg:viewBox="0 0 1299 2886">
          <text:p/>
        </draw:connector>
        <draw:connector draw:style-name="gr5" draw:text-style-name="P1" draw:layer="layout" draw:type="line" svg:x1="3.095cm" svg:y1="8.855cm" svg:x2="17.001cm" svg:y2="8.388cm" draw:start-shape="id1" draw:start-glue-point="10" draw:end-shape="id3" draw:end-glue-point="6" svg:d="M3095 8855l13906-467" svg:viewBox="0 0 13907 468">
          <text:p/>
        </draw:connector>
        <draw:connector draw:style-name="gr5" draw:text-style-name="P1" draw:layer="layout" draw:type="line" svg:x1="3.03cm" svg:y1="9.012cm" svg:x2="9.872cm" svg:y2="17.291cm" draw:start-shape="id1" draw:start-glue-point="9" draw:end-shape="id4" draw:end-glue-point="5" svg:d="M3030 9012l6842 8279" svg:viewBox="0 0 6843 8280">
          <text:p/>
        </draw:connector>
        <draw:connector draw:style-name="gr5" draw:text-style-name="P1" draw:layer="layout" draw:type="line" svg:x1="12.218cm" svg:y1="2.205cm" svg:x2="4.643cm" svg:y2="5.497cm" draw:start-shape="id5" draw:start-glue-point="6" draw:end-shape="id2" draw:end-glue-point="11" svg:d="M12218 2205l-7575 3292" svg:viewBox="0 0 7576 3293">
          <text:p/>
        </draw:connector>
        <draw:connector draw:style-name="gr6" draw:text-style-name="P1" draw:layer="layout" draw:type="line" svg:x1="12.44cm" svg:y1="2.427cm" svg:x2="10.03cm" svg:y2="17.226cm" draw:start-shape="id5" draw:start-glue-point="8" draw:end-shape="id4" draw:end-glue-point="4" svg:d="M12440 2427l-2410 14799" svg:viewBox="0 0 2411 14800">
          <text:p/>
        </draw:connector>
        <draw:connector draw:style-name="gr5" draw:text-style-name="P1" draw:layer="layout" draw:type="line" svg:x1="12.597cm" svg:y1="2.362cm" svg:x2="17.066cm" svg:y2="8.231cm" draw:start-shape="id5" draw:start-glue-point="9" draw:end-shape="id3" draw:end-glue-point="5" svg:d="M12597 2362l4469 5869" svg:viewBox="0 0 4470 5870">
          <text:p/>
        </draw:connector>
        <draw:connector draw:style-name="gr5" draw:text-style-name="P1" draw:layer="layout" draw:type="line" svg:x1="5.207cm" svg:y1="14.582cm" svg:x2="4.486cm" svg:y2="5.877cm" draw:start-shape="id6" draw:start-glue-point="4" draw:end-shape="id2" draw:end-glue-point="8" svg:d="M5207 14582l-721-8705" svg:viewBox="0 0 722 8706">
          <text:p/>
        </draw:connector>
        <draw:connector draw:style-name="gr5" draw:text-style-name="P1" draw:layer="layout" draw:type="line" svg:x1="5.429cm" svg:y1="14.805cm" svg:x2="17.066cm" svg:y2="8.545cm" draw:start-shape="id6" draw:start-glue-point="10" draw:end-shape="id3" draw:end-glue-point="7" svg:d="M5429 14805l11637-6260" svg:viewBox="0 0 11638 6261">
          <text:p/>
        </draw:connector>
        <draw:connector draw:style-name="gr5" draw:text-style-name="P1" draw:layer="layout" draw:type="line" svg:x1="5.364cm" svg:y1="14.962cm" svg:x2="9.807cm" svg:y2="17.449cm" draw:start-shape="id6" draw:start-glue-point="9" draw:end-shape="id4" draw:end-glue-point="6" svg:d="M5364 14962l4443 2487" svg:viewBox="0 0 4444 24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5T16:12:41.398449904</meta:creation-date>
    <dc:date>2016-10-15T21:40:04.932565644</dc:date>
    <dc:creator>and </dc:creator>
    <meta:editing-duration>PT37M16S</meta:editing-duration>
    <meta:editing-cycles>6</meta:editing-cycles>
    <meta:generator>LibreOffice/5.0.6.2$Linux_X86_64 LibreOffice_project/00m0$Build-2</meta:generator>
    <meta:document-statistic meta:object-count="16"/>
  </office:meta>
</office:document-meta>
</file>